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fo:font-size="200pt" fo:font-weight="bold" style:font-size-asian="200pt" style:font-weight-asian="bold" style:font-size-complex="200pt" style:font-weight-complex="bold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200pt" fo:font-weight="bold" style:font-size-asian="200pt" style:font-weight-asian="bold" style:font-size-complex="20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66cc00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ackground-color="#cc9900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fo:background-color="#ff6666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cm" fo:margin-bottom="0cm" fo:margin-left="0cm" fo:margin-right="0cm" fo:background-color="#99cc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0cm" fo:margin-bottom="0cm" fo:margin-left="0cm" fo:margin-right="0cm" fo:background-color="#00cccc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cm" fo:margin-bottom="0cm" fo:margin-left="0cm" fo:margin-right="0cm" fo:background-color="#ffff99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0cm" fo:margin-bottom="0cm" fo:margin-left="0cm" fo:margin-right="0cm" fo:background-color="#cccccc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custom0"/>
    <style:master-page style:name="custom0" style:page-layout-name="Mpm2" style:next-style-name="custom1"/>
    <style:master-page style:name="custom1" style:page-layout-name="Mpm3" style:next-style-name="custom2"/>
    <style:master-page style:name="custom2" style:page-layout-name="Mpm4" style:next-style-name="custom3"/>
    <style:master-page style:name="custom3" style:page-layout-name="Mpm5" style:next-style-name="custom4"/>
    <style:master-page style:name="custom4" style:page-layout-name="Mpm6" style:next-style-name="custom5"/>
    <style:master-page style:name="custom5" style:page-layout-name="Mpm7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2T21:24:01</meta:creation-date>
    <dc:date>2015-03-12T21:33:48</dc:date>
    <meta:editing-duration>PT9M48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7" meta:paragraph-count="7" meta:word-count="7" meta:character-count="7"/>
  </office:meta>
</office:document-meta>
</file>